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0744" calcext:value-type="float">
            <text:p>62.3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0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0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0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0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200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9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9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9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9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8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8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8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0104" calcext:value-type="float">
            <text:p>53.4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8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8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8568" calcext:value-type="float">
            <text:p>51.7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512" calcext:value-type="float">
            <text:p>47.9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7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NHP-PL-148</text:p>
          </table:table-cell>
          <table:table-cell office:value-type="string" calcext:value-type="string">
            <text:p>195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